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237" officeooo:paragraph-rsid="00163237"/>
    </style:style>
    <style:style style:name="P2" style:family="paragraph" style:parent-style-name="Standard">
      <style:text-properties officeooo:rsid="001775bf" officeooo:paragraph-rsid="001775bf"/>
    </style:style>
    <style:style style:name="P3" style:family="paragraph" style:parent-style-name="Standard">
      <style:text-properties officeooo:rsid="001775bf" officeooo:paragraph-rsid="00187111"/>
    </style:style>
    <style:style style:name="P4" style:family="paragraph" style:parent-style-name="Standard">
      <style:text-properties officeooo:rsid="00187111" officeooo:paragraph-rsid="00187111"/>
    </style:style>
    <style:style style:name="P5" style:family="paragraph" style:parent-style-name="Standard">
      <style:text-properties officeooo:rsid="0018ec8a" officeooo:paragraph-rsid="0018ec8a"/>
    </style:style>
    <style:style style:name="P6" style:family="paragraph" style:parent-style-name="Standard">
      <style:text-properties officeooo:rsid="001a83c5" officeooo:paragraph-rsid="001a83c5"/>
    </style:style>
    <style:style style:name="P7" style:family="paragraph" style:parent-style-name="Standard">
      <style:text-properties officeooo:rsid="001b7209" officeooo:paragraph-rsid="001b7209"/>
    </style:style>
    <style:style style:name="P8" style:family="paragraph" style:parent-style-name="Standard">
      <style:text-properties officeooo:rsid="001b7209" officeooo:paragraph-rsid="001cc9d2"/>
    </style:style>
    <style:style style:name="P9" style:family="paragraph" style:parent-style-name="Standard">
      <style:text-properties officeooo:rsid="001f3b85" officeooo:paragraph-rsid="001f3b85"/>
    </style:style>
    <style:style style:name="P10" style:family="paragraph" style:parent-style-name="Standard">
      <style:text-properties officeooo:rsid="0020a2bb" officeooo:paragraph-rsid="0020a2bb"/>
    </style:style>
    <style:style style:name="P11" style:family="paragraph" style:parent-style-name="Standard">
      <style:text-properties officeooo:rsid="00163237" officeooo:paragraph-rsid="00163237"/>
    </style:style>
    <style:style style:name="P12" style:family="paragraph" style:parent-style-name="Standard">
      <style:text-properties officeooo:rsid="002417ec" officeooo:paragraph-rsid="002417ec"/>
    </style:style>
    <style:style style:name="T1" style:family="text">
      <style:text-properties officeooo:rsid="00187111"/>
    </style:style>
    <style:style style:name="T2" style:family="text">
      <style:text-properties officeooo:rsid="001bde14"/>
    </style:style>
    <style:style style:name="T3" style:family="text">
      <style:text-properties officeooo:rsid="001cc9d2"/>
    </style:style>
    <style:style style:name="T4" style:family="text">
      <style:text-properties officeooo:rsid="00216553"/>
    </style:style>
    <style:style style:name="T5" style:family="text">
      <style:text-properties officeooo:rsid="00229991"/>
    </style:style>
    <style:style style:name="T6" style:family="text">
      <style:text-properties officeooo:rsid="0025b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Qual é o objetivo do artigo?</text:p>
      <text:p text:style-name="P5">O objetivo do artigo é apresentar um novo estudo da relação entre o tamanho do conjunto de testes, cobertura e eficácia.</text:p>
      <text:p text:style-name="P1"/>
      <text:p text:style-name="P1">2 – Qual é o problema ou lacuna de pesquisa investigado pelo artigo?</text:p>
      <text:p text:style-name="P6">O artigo investiga a correlação entre cobertura de código e eficácia do conjunto de testes, já que até então não havia consenso sobre essa relação e os resultados dos estudos publicados eram de difícil generalização.</text:p>
      <text:p text:style-name="P1"/>
      <text:p text:style-name="P1">3 – Os autores definiram questões de pesquisa? Quais?</text:p>
      <text:p text:style-name="P2">Sim. As perguntas de pesquisa são:</text:p>
      <text:p text:style-name="P2">1. A eficácia de um conjunto de testes está correlacionada com o número de casos de teste no conjunto?</text:p>
      <text:p text:style-name="P3">2. <text:span text:style-name="T1">A eficácia de um conjunto de testes está correlacionada com a cobertura de instruções, cobertura de decisão e/ou cobertura de condição modificada quando o número de casos de teste no conjunto é ignorado?</text:span></text:p>
      <text:p text:style-name="P4">3. A eficácia de um conjunto de testes está correlacionada com a cobertura de instruções, cobertura de decisão e/ou cobertura de condição modificada quando o número de casos de teste no conjunto é mantido constante?</text:p>
      <text:p text:style-name="P1"/>
      <text:p text:style-name="P1">4 – Descreva, com suas palavras e de forma sucinta, o método de pesquisa adotado no artigo.</text:p>
      <text:p text:style-name="P8"><text:span text:style-name="T2">Basicamente os autores utilizaram o mesmo procedimento dos estudos anteriores, que consiste </text:span>na criação de um ou mais programas com falhas, estas inseridas p<text:span text:style-name="T3">ela</text:span> ferramenta de mutação <text:span text:style-name="T3">PIT</text:span>, <text:span text:style-name="T2">criação de </text:span>um grande número de conjuntos de testes, <text:span text:style-name="T3">gerados a partir de uma API Java e de quantidade fixa, medição da cobertura pela utilização da ferramente CodeCover, e determinação da eficácia pela medição de eficácia bruta e medição de eficácia normalizada.</text:span></text:p>
      <text:p text:style-name="P7"/>
      <text:p text:style-name="P1">5 – Quais foram os resultados principais do artigo? (resumidamente pensando nas questões de pesquisa)</text:p>
      <text:p text:style-name="P10">Os autores mostram que há uma correção de moderada a muita alta entre <text:span text:style-name="T4">a efetividade e </text:span>o número <text:span text:style-name="T4">de testes </text:span>de um conjunto de testes, respondendo a primeira questão. <text:span text:style-name="T4">Quando se analisa a correlação entre efetividade e cobertura, esta é de moderada a alta quando a quantidade de testes no conjunto não é levada em consideração (respondendo à questão 2), mas é de baixa a moderada quando a quantidade de testes no conjunto é fixada (respondendo à questão 3).</text:span></text:p>
      <text:p text:style-name="P9">Embora a cobertura seja útil para identificar partes do código não testado, não deveria se<text:span text:style-name="T5">r</text:span> utilizada com<text:span text:style-name="T5">o</text:span> parâmetro de qualidade de teste, pois não é um bom indicador de efetividade de teste. </text:p>
      <text:p text:style-name="P1"/>
      <text:p text:style-name="P1">6 – Faça seus comentários pessoais sobre a metodologia/resultados/conclusões do artigo.</text:p>
      <text:p text:style-name="P12">Para se comparar o estudo feito com os anteriores, faz sentido utilizar <text:span text:style-name="T6">o mesmo método, que parece ser adequado para o estudo realizado. Com relação aos resultados, parece-me que também tem problemas com relação à sua generalização, embora se tenha escolhido software de várias áreas e com grande quantidade de linhas de código fonte. Talvez o mais importante tenha sido a evidencia de que a cobertura de teste não significa efetividade do conjunto testes. A conclusão não me surpreendeu, já que exercitar linhas de código não significa que a mesma está livre de falhas e que, portanto, por si só não é uma métrica que substitui todas as out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2:04:55.226327319</meta:creation-date>
    <dc:date>2020-04-26T21:37:57.953491962</dc:date>
    <meta:editing-duration>PT44M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507" meta:character-count="3063" meta:non-whitespace-character-count="2565"/>
  </office:meta>
</office:document-meta>
</file>